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7D000001C3CB4F7E23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subtitle">
      <style:graphic-properties draw:fill-color="#ffffff" fo:min-height="17.935cm"/>
    </style:style>
    <style:style style:name="pr2" style:family="presentation" style:parent-style-name="lyt-bluegrey-notes">
      <style:graphic-properties draw:fill-color="#ffffff" draw:auto-grow-height="true" fo:min-height="12.572cm"/>
    </style:style>
    <style:style style:name="pr3" style:family="presentation" style:parent-style-name="lyt-bluegrey-title">
      <style:graphic-properties fo:min-height="3.506cm"/>
    </style:style>
    <style:style style:name="pr4" style:family="presentation" style:parent-style-name="lyt-bluegrey-outline1">
      <style:graphic-properties fo:min-height="13.859cm"/>
    </style:style>
    <style:style style:name="pr5" style:family="presentation" style:parent-style-name="lyt-bluegrey-notes">
      <style:graphic-properties draw:fill-color="#ffffff" fo:min-height="12.572cm"/>
    </style:style>
    <style:style style:name="P1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 xml:id="id1" draw:id="id1">
        <draw:frame presentation:style-name="pr1" draw:layer="layout" svg:width="25.199cm" svg:height="17.935cm" svg:x="1.4cm" svg:y="0.837cm" presentation:class="subtitle">
          <draw:text-box>
            <text:p><text:span text:style-name="T1">WPF Programming</text:span></text:p>
            <text:p/>
            <text:p>sundayliu</text:p>
          </draw:text-box>
        </draw:frame>
        <anim:par presentation:node-type="timing-root">
          <anim:par smil:begin="id1.begin">
            <anim:transitionFilter smil:dur="2s" smil:type="barWipe" smil:subtype="leftToRight"/>
          </anim:par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 xml:id="id2" draw:id="id2">
        <draw:frame presentation:style-name="pr3" draw:layer="layout" svg:width="25.199cm" svg:height="3.506cm" svg:x="1.4cm" svg:y="0.837cm" presentation:class="title">
          <draw:text-box>
            <text:p>目录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简介</text:p>
              </text:list-item>
              <text:list-item>
                <text:p>基础</text:p>
              </text:list-item>
              <text:list-item>
                <text:p>模式 </text:p>
              </text:list-item>
              <text:list-item>
                <text:p>比较</text:p>
              </text:list-item>
            </text:list>
          </draw:text-box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 xml:id="id3" draw:id="id3">
        <draw:frame presentation:style-name="pr3" draw:layer="layout" svg:width="25.199cm" svg:height="3.506cm" svg:x="1.4cm" svg:y="0.837cm" presentation:class="title">
          <draw:text-box>
            <text:p>简介</text:p>
          </draw:text-box>
        </draw:frame>
        <draw:frame presentation:style-name="pr4" draw:layer="layout" svg:width="25.199cm" svg:height="14.367cm" svg:x="1.4cm" svg:y="4.914cm" presentation:class="outline" presentation:user-transformed="true">
          <draw:text-box>
            <text:list text:style-name="L2">
              <text:list-item>
                <text:p>Windows Presentation Foundation</text:p>
              </text:list-item>
              <text:list-item>
                <text:p>GUI Framework</text:p>
              </text:list-item>
              <text:list-item>
                <text:p>2007 第一个版本</text:p>
              </text:list-item>
              <text:list-item>
                <text:p>Direct X <text:s text:c="2"/>GDI/GDI+</text:p>
              </text:list-item>
              <text:list-item>
                <text:p>硬件加速(GPU) </text:p>
              </text:list-item>
              <text:list-item>
                <text:p>设备无关像素</text:p>
              </text:list-item>
              <text:list-item>
                <text:p>.NET Framework</text:p>
              </text:list-item>
              <text:list-item>
                <text:p>Cocos Studio</text:p>
              </text:list-item>
            </text:list>
          </draw:text-box>
        </draw:frame>
        <anim:par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 xml:id="id4" draw:id="id4">
        <draw:frame presentation:style-name="pr3" draw:layer="layout" svg:width="25.199cm" svg:height="3.506cm" svg:x="1.4cm" svg:y="0.837cm" presentation:class="title">
          <draw:text-box>
            <text:p>WPF体系结构</text:p>
          </draw:text-box>
        </draw:frame>
        <draw:frame draw:style-name="gr2" draw:text-style-name="P1" draw:layer="layout" svg:width="25.199cm" svg:height="12.725cm" svg:x="1.399cm" svg:y="5.48cm" presentation:class="graphic" presentation:user-transformed="true">
          <draw:image xlink:href="Pictures/100002010000037D000001C3CB4F7E23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barWipe" smil:subtype="leftToRight"/>
          </anim:par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 xml:id="id5" draw:id="id5">
        <draw:frame presentation:style-name="pr3" draw:layer="layout" svg:width="25.199cm" svg:height="3.506cm" svg:x="1.4cm" svg:y="0.837cm" presentation:class="title" presentation:user-transformed="true">
          <draw:text-box>
            <text:p>基础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PF程序结构</text:p>
              </text:list-item>
              <text:list-item>
                <text:p>术语</text:p>
              </text:list-item>
              <text:list-item>
                <text:p>控件</text:p>
              </text:list-item>
            </text:list>
          </draw:text-box>
        </draw:fram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 xml:id="id6" draw:id="id6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anim:par presentation:node-type="timing-root">
          <anim:par smil:begin="id6.begin">
            <anim:transitionFilter smil:dur="2s" smil:type="barWipe" smil:subtype="leftToRight"/>
          </anim:par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 xml:id="id7" draw:id="id7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anim:par presentation:node-type="timing-root">
          <anim:par smil:begin="id7.begin">
            <anim:transitionFilter smil:dur="2s" smil:type="barWipe" smil:subtype="leftToRight"/>
          </anim:par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 xml:id="id8" draw:id="id8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anim:par presentation:node-type="timing-root">
          <anim:par smil:begin="id8.begin">
            <anim:transitionFilter smil:dur="2s" smil:type="barWipe" smil:subtype="leftToRight"/>
          </anim:par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 xml:id="id9" draw:id="id9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anim:par presentation:node-type="timing-root">
          <anim:par smil:begin="id9.begin">
            <anim:transitionFilter smil:dur="2s" smil:type="barWipe" smil:subtype="leftToRight"/>
          </anim:par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 xml:id="id10" draw:id="id10">
        <draw:frame presentation:style-name="pr3" draw:layer="layout" svg:width="25.199cm" svg:height="3.506cm" svg:x="1.4cm" svg:y="0.837cm" presentation:class="title">
          <draw:text-box>
            <text:p>模式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VC</text:p>
              </text:list-item>
              <text:list-item>
                <text:p>MVP</text:p>
              </text:list-item>
              <text:list-item>
                <text:p>MVVM</text:p>
              </text:list-item>
            </text:list>
          </draw:text-box>
        </draw:frame>
        <anim:par presentation:node-type="timing-root">
          <anim:par smil:begin="id10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 xml:id="id11" draw:id="id11">
        <draw:frame presentation:style-name="pr3" draw:layer="layout" svg:width="25.199cm" svg:height="3.506cm" svg:x="1.4cm" svg:y="0.837cm" presentation:class="title" presentation:user-transformed="true">
          <draw:text-box>
            <text:p>MVC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ndroid：Activity XML</text:p>
              </text:list-item>
              <text:list-item>
                <text:p>iOS：ViewController View</text:p>
              </text:list-item>
              <text:list-item>
                <text:p>WPF：Window <text:s/>XML</text:p>
              </text:list-item>
            </text:list>
          </draw:text-box>
        </draw:frame>
        <anim:par presentation:node-type="timing-root">
          <anim:par smil:begin="id1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 xml:id="id12" draw:id="id12">
        <draw:frame presentation:style-name="pr3" draw:layer="layout" svg:width="25.199cm" svg:height="3.506cm" svg:x="1.4cm" svg:y="0.837cm" presentation:class="title">
          <draw:text-box>
            <text:p>GUI比较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如何选择GUI Framework ?</text:p>
              </text:list-item>
              <text:list-item>
                <text:p>自定义:管家 QQ等</text:p>
              </text:list-item>
              <text:list-item>
                <text:p>第3方:OGRE Editor,Cocos Creator(QT)</text:p>
              </text:list-item>
              <text:list-item>
                <text:p>原生API:Notepad++</text:p>
              </text:list-item>
            </text:list>
          </draw:text-box>
        </draw:frame>
        <anim:par presentation:node-type="timing-root">
          <anim:par smil:begin="id1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1T32" xml:id="id13" draw:id="id13">
        <draw:frame presentation:style-name="pr1" draw:layer="layout" svg:width="25.199cm" svg:height="17.935cm" svg:x="1.4cm" svg:y="0.837cm" presentation:class="subtitle">
          <draw:text-box>
            <text:p>Thanks</text:p>
          </draw:text-box>
        </draw:frame>
        <anim:par presentation:node-type="timing-root">
          <anim:par smil:begin="id13.begin">
            <anim:transitionFilter smil:dur="2s" smil:type="barWipe" smil:subtype="leftToRight"/>
          </anim:par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grad" xlink:href="Pictures/100000000000032000000258386DF587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N LIU</meta:initial-creator>
    <meta:creation-date>2017-08-26T19:49:09.93</meta:creation-date>
    <meta:editing-duration>PT59M47S</meta:editing-duration>
    <meta:editing-cycles>18</meta:editing-cycles>
    <dc:date>2017-08-29T10:39:22.37</dc:date>
    <dc:creator>SUNDAY LIU</dc:creator>
    <meta:generator>OpenOffice/4.1.3$Win32 OpenOffice.org_project/413m1$Build-9783</meta:generator>
    <meta:document-statistic meta:object-count="82"/>
  </office:meta>
</office:document-meta>
</file>